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5.7507in" style:rel-column-width="54421*"/>
    </style:style>
    <style:style style:name="Table3.B" style:family="table-column">
      <style:table-column-properties style:column-width="1.1743in" style:rel-column-width="1111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1" style:family="table">
      <style:table-properties style:width="6.8972in" table:align="right"/>
    </style:style>
    <style:style style:name="Table1.A" style:family="table-column">
      <style:table-column-properties style:column-width="1.1264in"/>
    </style:style>
    <style:style style:name="Table1.B" style:family="table-column">
      <style:table-column-properties style:column-width="1.1542in"/>
    </style:style>
    <style:style style:name="Table1.C" style:family="table-column">
      <style:table-column-properties style:column-width="1.1535in"/>
    </style:style>
    <style:style style:name="Table1.F" style:family="table-column">
      <style:table-column-properties style:column-width="1.155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972in" table:align="right"/>
    </style:style>
    <style:style style:name="Table2.A" style:family="table-column">
      <style:table-column-properties style:column-width="1.1264in"/>
    </style:style>
    <style:style style:name="Table2.B" style:family="table-column">
      <style:table-column-properties style:column-width="1.1542in"/>
    </style:style>
    <style:style style:name="Table2.C" style:family="table-column">
      <style:table-column-properties style:column-width="1.1535in"/>
    </style:style>
    <style:style style:name="Table2.F" style:family="table-column">
      <style:table-column-properties style:column-width="1.1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cd27b" officeooo:paragraph-rsid="001cd27b"/>
    </style:style>
    <style:style style:name="P2" style:family="paragraph" style:parent-style-name="Standard">
      <style:text-properties fo:font-size="9pt" officeooo:rsid="001fcdc7" officeooo:paragraph-rsid="001fcdc7" style:font-size-asian="9pt" style:font-size-complex="9pt"/>
    </style:style>
    <style:style style:name="P3" style:family="paragraph" style:parent-style-name="Standard">
      <style:text-properties officeooo:rsid="00232add" officeooo:paragraph-rsid="00232add"/>
    </style:style>
    <style:style style:name="P4" style:family="paragraph" style:parent-style-name="Standard">
      <style:text-properties officeooo:rsid="0023663a" officeooo:paragraph-rsid="0023663a"/>
    </style:style>
    <style:style style:name="P5" style:family="paragraph" style:parent-style-name="Standard">
      <style:text-properties fo:font-weight="bold" officeooo:rsid="0023663a" officeooo:paragraph-rsid="0023663a" style:font-weight-asian="bold" style:font-weight-complex="bold"/>
    </style:style>
    <style:style style:name="P6" style:family="paragraph" style:parent-style-name="Standard">
      <style:text-properties fo:font-weight="bold" officeooo:rsid="0024b6e8" officeooo:paragraph-rsid="0024b6e8" style:font-weight-asian="bold" style:font-weight-complex="bold"/>
    </style:style>
    <style:style style:name="P7" style:family="paragraph" style:parent-style-name="Standard">
      <style:text-properties fo:font-weight="bold" officeooo:rsid="0025959a" officeooo:paragraph-rsid="0025959a" style:font-weight-asian="bold" style:font-weight-complex="bold"/>
    </style:style>
    <style:style style:name="P8" style:family="paragraph" style:parent-style-name="Standard">
      <style:text-properties fo:font-size="10pt" officeooo:rsid="001cd27b" officeooo:paragraph-rsid="001cd27b" style:font-size-asian="10pt" style:font-size-complex="10pt"/>
    </style:style>
    <style:style style:name="P9" style:family="paragraph" style:parent-style-name="Standard">
      <style:text-properties fo:font-size="10pt" officeooo:rsid="001dd482" officeooo:paragraph-rsid="001dd482" style:font-size-asian="10pt" style:font-size-complex="10pt"/>
    </style:style>
    <style:style style:name="P10" style:family="paragraph" style:parent-style-name="Standard">
      <style:text-properties fo:font-size="10pt" officeooo:rsid="001fcdc7" officeooo:paragraph-rsid="001fcdc7" style:font-size-asian="10pt" style:font-size-complex="10pt"/>
    </style:style>
    <style:style style:name="P11" style:family="paragraph" style:parent-style-name="Standard">
      <style:text-properties fo:font-size="10pt" officeooo:rsid="0020b565" officeooo:paragraph-rsid="0020b565" style:font-size-asian="10pt" style:font-size-complex="10pt"/>
    </style:style>
    <style:style style:name="P12" style:family="paragraph" style:parent-style-name="Standard">
      <style:text-properties fo:font-weight="normal" officeooo:rsid="0024b6e8" officeooo:paragraph-rsid="0024b6e8" style:font-weight-asian="normal" style:font-weight-complex="normal"/>
    </style:style>
    <style:style style:name="P13" style:family="paragraph" style:parent-style-name="Standard">
      <style:text-properties fo:font-weight="normal" officeooo:rsid="0025959a" officeooo:paragraph-rsid="0025959a" style:font-weight-asian="normal" style:font-weight-complex="normal"/>
    </style:style>
    <style:style style:name="P14" style:family="paragraph" style:parent-style-name="Standard">
      <style:text-properties officeooo:rsid="001fcdc7" officeooo:paragraph-rsid="0024b6e8"/>
    </style:style>
    <style:style style:name="P15" style:family="paragraph" style:parent-style-name="Table_20_Contents">
      <style:text-properties officeooo:rsid="0024b6e8"/>
    </style:style>
    <style:style style:name="P16" style:family="paragraph" style:parent-style-name="Table_20_Contents">
      <style:text-properties officeooo:rsid="0024b6e8" officeooo:paragraph-rsid="0024b6e8"/>
    </style:style>
    <style:style style:name="P17" style:family="paragraph" style:parent-style-name="Table_20_Contents">
      <style:paragraph-properties fo:text-align="center" style:justify-single-word="false"/>
      <style:text-properties officeooo:rsid="0024b6e8" officeooo:paragraph-rsid="0024b6e8"/>
    </style:style>
    <style:style style:name="P18" style:family="paragraph" style:parent-style-name="Table_20_Contents">
      <style:text-properties officeooo:paragraph-rsid="0024b6e8"/>
    </style:style>
    <style:style style:name="P19" style:family="paragraph" style:parent-style-name="Standard">
      <style:text-properties fo:font-weight="normal" officeooo:rsid="0025959a" officeooo:paragraph-rsid="0025959a" style:font-weight-asian="normal" style:font-weight-complex="normal"/>
    </style:style>
    <style:style style:name="P20" style:family="paragraph" style:parent-style-name="Standard">
      <style:text-properties style:font-name="Times" fo:font-size="12pt" fo:font-weight="normal" officeooo:rsid="0025959a" officeooo:paragraph-rsid="00272a1e" style:font-weight-asian="normal" style:font-weight-complex="normal"/>
    </style:style>
    <style:style style:name="P21" style:family="paragraph" style:parent-style-name="Standard">
      <style:text-properties style:font-name="Times" fo:font-size="12pt" officeooo:paragraph-rsid="00272a1e"/>
    </style:style>
    <style:style style:name="P22" style:family="paragraph" style:parent-style-name="Standard">
      <style:text-properties officeooo:paragraph-rsid="00272a1e"/>
    </style:style>
    <style:style style:name="P23" style:family="paragraph" style:parent-style-name="Standard">
      <style:text-properties fo:font-weight="bold" officeooo:rsid="0024b6e8" officeooo:paragraph-rsid="0024b6e8" style:font-weight-asian="bold" style:font-weight-complex="bold"/>
    </style:style>
    <style:style style:name="P24" style:family="paragraph" style:parent-style-name="Standard">
      <style:text-properties fo:font-weight="bold" officeooo:rsid="0023663a" officeooo:paragraph-rsid="0023663a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272a1e" officeooo:paragraph-rsid="00272a1e" style:font-size-asian="15.75pt" style:font-weight-asian="bold" style:font-size-complex="18pt" style:font-weight-complex="bold"/>
    </style:style>
    <style:style style:name="P26" style:family="paragraph" style:parent-style-name="Standard">
      <style:text-properties officeooo:rsid="001cd27b" officeooo:paragraph-rsid="001cd27b"/>
    </style:style>
    <style:style style:name="P27" style:family="paragraph" style:parent-style-name="Header">
      <style:paragraph-properties fo:text-align="end" style:justify-single-word="false"/>
      <style:text-properties officeooo:rsid="00272a1e" officeooo:paragraph-rsid="00272a1e"/>
    </style:style>
    <style:style style:name="T1" style:family="text">
      <style:text-properties officeooo:rsid="001dd482"/>
    </style:style>
    <style:style style:name="T2" style:family="text">
      <style:text-properties officeooo:rsid="0020b565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S352 – Homework 2</text:p>
      <text:p text:style-name="P5"/>
      <text:p text:style-name="P5">Problem 1</text:p>
      <text:p text:style-name="P3">1.1) &lt;var_decl&gt; → int &lt;init_id_list&gt;;</text:p>
      <text:p text:style-name="P3"><text:tab/><text:tab/> <text:s text:c="2"/>→ int &lt;init_id_list&gt;, &lt;init_id&gt;;</text:p>
      <text:p text:style-name="P3"><text:tab/><text:tab/> <text:s text:c="2"/>→ int &lt;init_id_list&gt;, ID;</text:p>
      <text:p text:style-name="P3"><text:tab/><text:tab/> <text:s text:c="2"/>→ int &lt;init_id_list&gt;, &lt;init_id&gt;, ID;</text:p>
      <text:p text:style-name="P3"><text:tab/><text:tab/> <text:s text:c="2"/>→ int &lt;init_id_list&gt;, ID = const, ID;</text:p>
      <text:p text:style-name="P3"><text:tab/><text:tab/> <text:s text:c="2"/>→ int &lt;init_id&gt;, ID = const, ID;</text:p>
      <text:p text:style-name="P3"><text:tab/><text:tab/> <text:s text:c="2"/>→ int ID, ID = const, ID;</text:p>
      <text:p text:style-name="P3"/>
      <text:p text:style-name="P4">1.2)<text:tab/>FIRST(&lt;var_decl&gt;) = {int float}</text:p>
      <text:p text:style-name="P4"><text:s/><text:tab/>FIRST(&lt;init_id_list&gt;) = FIRST(&lt;init_id&gt;) = {ID}</text:p>
      <text:p text:style-name="P4"><text:tab/>FIRST(&lt;init_id&gt;) = {ID}</text:p>
      <text:p text:style-name="P4"><text:tab/></text:p>
      <text:p text:style-name="P4"><text:tab/>FOLLOW(&lt;var_decl&gt;) = {$}</text:p>
      <text:p text:style-name="P4"><text:tab/>FOLLOW(&lt;init_id_list&gt;) = {; , }</text:p>
      <text:p text:style-name="P4"><text:tab/>FOLLOW(&lt;init_id&gt;) = FOLLOW(&lt;init_id_list&gt;) = {; ,}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blem 2</text:p>
      <text:p text:style-name="P1"/>
      <text:p text:style-name="P1"><text:span text:style-name="T3">S0: <text:tab/>&lt;var_decl &gt; → . int &lt; init_id_list &gt; ;</text:span></text:p>
      <text:p text:style-name="P8"><text:tab/>&lt;var_decl&gt; <text:s/>→ . float &lt; init_id_list &gt; ;</text:p>
      <text:p text:style-name="P8"/>
      <text:p text:style-name="P8">S0 → (int) S1:<text:tab/><text:tab/>&lt;var_decl&gt; → int . &lt;init_id_list&gt;;</text:p>
      <text:p text:style-name="P8"><text:tab/><text:tab/><text:tab/>&lt;init_id_list&gt; → . &lt;init_id&gt;</text:p>
      <text:p text:style-name="P8"><text:tab/><text:tab/><text:tab/>&lt;init_id_list&gt; → . &lt;init_id_list&gt;, &lt;init_id&gt;</text:p>
      <text:p text:style-name="P8"><text:tab/><text:tab/><text:tab/>&lt;init_id&gt; → . ID = const</text:p>
      <text:p text:style-name="P8"><text:tab/><text:tab/><text:tab/>&lt;init_id&gt; → . ID</text:p>
      <text:p text:style-name="P8"/>
      <text:p text:style-name="P8">S1 →(&lt;init_id_list&gt;) S2:<text:tab/><text:tab/>&lt;var_decl&gt; → int &lt;init_id_list&gt; . ;</text:p>
      <text:p text:style-name="P8"><text:tab/><text:tab/><text:tab/><text:tab/>&lt;init_id_list&gt; → &lt;init_id_list&gt; . , &lt;init_id&gt;</text:p>
      <text:p text:style-name="P8"/>
      <text:p text:style-name="P8">S2 → (;) S3:<text:tab/><text:tab/><text:tab/>&lt;var_decl&gt; → int &lt;init_id_list&gt; ; .</text:p>
      <text:p text:style-name="P8"/>
      <text:p text:style-name="P8">S1 → (&lt;init_id&gt;) S4:<text:tab/><text:tab/>&lt;init_id_list&gt; → &lt;init_id&gt; .</text:p>
      <text:p text:style-name="P8"/>
      <text:p text:style-name="P8">S<text:span text:style-name="T1">1</text:span> → (ID) S5:<text:tab/><text:tab/><text:tab/>&lt;init_id&gt; → ID . = const</text:p>
      <text:p text:style-name="P8"><text:tab/><text:tab/><text:tab/><text:tab/>&lt;init_id&gt; → ID .</text:p>
      <text:p text:style-name="P9"/>
      <text:p text:style-name="P9">S5 → (=) S6:<text:tab/><text:tab/><text:tab/>&lt;init_id&gt; → ID = . const</text:p>
      <text:p text:style-name="P9"/>
      <text:p text:style-name="P9">S6 → (const) S7:<text:tab/><text:tab/><text:tab/>&lt;init_id&gt; → ID = const .</text:p>
      <text:p text:style-name="P9"/>
      <text:p text:style-name="P9">S2 → (,) S8:<text:tab/><text:tab/><text:tab/>&lt;init_id_list&gt; → &lt;init_id_list&gt;, . &lt;init_id&gt;</text:p>
      <text:p text:style-name="P9"><text:tab/><text:tab/><text:tab/><text:tab/>&lt;init_id&gt; → . ID = const</text:p>
      <text:p text:style-name="P9"><text:tab/><text:tab/><text:tab/><text:tab/>&lt;init_id&gt; → . ID</text:p>
      <text:p text:style-name="P9"/>
      <text:p text:style-name="P9">S<text:span text:style-name="T2">8</text:span> → (&lt;init_id&gt;) S9:<text:tab/><text:tab/>&lt;init_id_list&gt; → &lt;init_id_list&gt;, &lt;init_id&gt; .</text:p>
      <text:p text:style-name="P9"/>
      <text:p text:style-name="P9">S<text:span text:style-name="T2">8</text:span> → (ID) S5</text:p>
      <text:p text:style-name="P9"/>
      <text:p text:style-name="P10">S0 → (float) S10:<text:tab/><text:tab/><text:tab/>&lt;var_decl&gt; → float . &lt;init_id_list&gt;;</text:p>
      <text:p text:style-name="P10"><text:tab/><text:tab/><text:tab/><text:tab/>&lt;init_id_list&gt; → . &lt;init_id&gt;</text:p>
      <text:p text:style-name="P10"><text:tab/><text:tab/><text:tab/><text:tab/>&lt;init_id_list&gt; → . &lt;init_id_list&gt; , &lt;init_id&gt;</text:p>
      <text:p text:style-name="P10"><text:tab/><text:tab/><text:tab/><text:tab/>&lt;init_id&gt; → . ID = const</text:p>
      <text:p text:style-name="P10"><text:tab/><text:tab/><text:tab/><text:tab/>&lt;init_id&gt; → . ID</text:p>
      <text:p text:style-name="P10"/>
      <text:p text:style-name="P10">S10 → (&lt;init_id_list&gt;) S11:<text:tab/><text:tab/>&lt;var_decl&gt; → float &lt;init_id_list&gt; . ;</text:p>
      <text:p text:style-name="P10"><text:tab/><text:tab/><text:tab/><text:tab/>&lt;init_id_list&gt; → &lt;init_id_list&gt; . , &lt;init_id&gt;</text:p>
      <text:p text:style-name="P10"/>
      <text:p text:style-name="P10">S11 → (;) S12:<text:tab/><text:tab/><text:tab/>&lt;var_decl&gt; → float &lt;init_id_list&gt;; .</text:p>
      <text:p text:style-name="P10"/>
      <text:p text:style-name="P10">S1<text:span text:style-name="T2">0</text:span> → (&lt;init_id&gt;) S<text:span text:style-name="T2">4</text:span></text:p>
      <text:p text:style-name="P10"/>
      <text:p text:style-name="P11">S10 → (ID) S5</text:p>
      <text:p text:style-name="P11"/>
      <text:p text:style-name="P11">S11 → (,) S8</text:p>
      <text:p text:style-name="P2"/>
      <text:p text:style-name="P2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oblem 3</text:p>
      <text:p text:style-name="P6"/>
      <text:p text:style-name="P12">FIRST(S) = FIRST(R) = { id } </text:p>
      <text:p text:style-name="P12">FIRST(R) = { id } </text:p>
      <text:p text:style-name="P12"/>
      <text:p text:style-name="P12">FOLLOW(S) = { $ }</text:p>
      <text:p text:style-name="P12">FOLLOW(R) = { $ ] }</text:p>
      <text:p text:style-name="P12"><text:lin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ACTION</text:p>
          </table:table-cell>
          <table:table-cell table:style-name="Table3.B1" office:value-type="string">
            <text:p text:style-name="P17">GOTO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6">[</text:p>
          </table:table-cell>
          <table:table-cell table:style-name="Table1.A1" office:value-type="string">
            <text:p text:style-name="P16">]</text:p>
          </table:table-cell>
          <table:table-cell table:style-name="Table1.A1" office:value-type="string">
            <text:p text:style-name="P16">$</text:p>
          </table:table-cell>
          <table:table-cell table:style-name="Table1.F1" office:value-type="string">
            <text:p text:style-name="P16">R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s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Accept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s3</text:p>
          </table:table-cell>
          <table:table-cell table:style-name="Table1.A2" office:value-type="string">
            <text:p text:style-name="P16">r3</text:p>
          </table:table-cell>
          <table:table-cell table:style-name="Table1.A2" office:value-type="string">
            <text:p text:style-name="P16">r3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5">s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6">4</text:p>
          </table:table-cell>
        </table:table-row>
        <table:table-row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s5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F"/>
        <table:table-row>
          <table:table-cell table:style-name="Table2.A1" office:value-type="string">
            <text:p text:style-name="P16">5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>r2</text:p>
          </table:table-cell>
          <table:table-cell table:style-name="Table2.A1" office:value-type="string">
            <text:p text:style-name="P16">r2</text:p>
          </table:table-cell>
          <table:table-cell table:style-name="Table2.F1" office:value-type="string">
            <text:p text:style-name="P18"/>
          </table:table-cell>
        </table:table-row>
      </table:table>
      <text:p text:style-name="P14"/>
      <text:p text:style-name="P7">Problem 4</text:p>
      <text:p text:style-name="P7"/>
      <text:p text:style-name="P13">Stack<text:tab/><text:tab/><text:tab/><text:tab/>Next Token position</text:p>
      <text:p text:style-name="P13">0<text:tab/><text:tab/><text:tab/><text:tab/>^x[y[i][j]]</text:p>
      <text:p text:style-name="P13">02<text:tab/><text:tab/><text:tab/><text:tab/>x^[y[i][j]]</text:p>
      <text:p text:style-name="P13">023<text:tab/><text:tab/><text:tab/><text:tab/>x[^y[i][j]]</text:p>
      <text:p text:style-name="P13">0232<text:tab/><text:tab/><text:tab/><text:tab/>x[y^[i][j]]</text:p>
      <text:p text:style-name="P13">02323<text:tab/><text:tab/><text:tab/><text:tab/>x[y[^i][j]]</text:p>
      <text:p text:style-name="P13">023232<text:tab/>(r3)<text:tab/><text:tab/>x[y[i^][j]]</text:p>
      <text:p text:style-name="P13">02323<text:tab/><text:tab/>(g4)<text:tab/></text:p>
      <text:p text:style-name="P13">0232345<text:tab/><text:tab/><text:tab/>x[y[i]^[j]]<text:line-break/></text:p>
      <text:p text:style-name="P13">This input will not be accepted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<text:soft-page-break/><text:span text:style-name="T4">5.1) Example Input:<text:tab/>if condition if condition other else other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5.2) </text:p>
      <text:p text:style-name="P21"/>
      <text:p text:style-name="P21">S0:<text:tab/>S -&gt; . &lt;stmt&gt;</text:p>
      <text:p text:style-name="P21"><text:tab/>&lt;stmt&gt; -&gt; . if condition &lt;stmt&gt;</text:p>
      <text:p text:style-name="P21"><text:tab/>&lt;stmt&gt; -&gt; . if condition &lt;stmt&gt; else &lt;stmt&gt;</text:p>
      <text:p text:style-name="P21"><text:tab/>&lt;stmt&gt; -&gt; . other</text:p>
      <text:p text:style-name="P21"/>
      <text:p text:style-name="P21">S0 -&gt; (&lt;stmt&gt;) S1:<text:tab/>S -&gt; &lt;stmt&gt; .</text:p>
      <text:p text:style-name="P21"/>
      <text:p text:style-name="P21">S0 -&gt; (other) S2: <text:tab/>&lt;stmt&gt; -&gt; other .</text:p>
      <text:p text:style-name="P21"/>
      <text:p text:style-name="P21">S0 -&gt; (if) S3:<text:tab/><text:tab/>&lt;stmt&gt; -&gt; if . condition &lt;stmt&gt;</text:p>
      <text:p text:style-name="P21"><text:tab/><text:tab/><text:tab/>&lt;stmt&gt; -&gt; if . condition &lt;stmt&gt; else &lt;stmt&gt;</text:p>
      <text:p text:style-name="P21"/>
      <text:p text:style-name="P21">S3 -&gt; (condition) S4:<text:tab/>&lt;stmt&gt; -&gt; if condition . &lt;stmt&gt;</text:p>
      <text:p text:style-name="P21"><text:tab/><text:tab/><text:tab/>&lt;stmt&gt; -&gt; if condition . &lt;stmt&gt; else &lt;stmt&gt;</text:p>
      <text:p text:style-name="P21"><text:tab/><text:tab/><text:tab/>&lt;stmt&gt; -&gt; . if condition &lt;stmt&gt;</text:p>
      <text:p text:style-name="P21"><text:tab/><text:tab/><text:tab/>&lt;stmt&gt; -&gt; . if condition &lt;stmt&gt; else &lt;stmt&gt;</text:p>
      <text:p text:style-name="P21"><text:tab/><text:tab/><text:tab/>&lt;stmt&gt; -&gt; . other</text:p>
      <text:p text:style-name="P21"/>
      <text:p text:style-name="P21">S4 -&gt; (&lt;stmt&gt;) S5 : <text:tab/>&lt;stmt&gt; -&gt; if condition &lt;stmt&gt; .</text:p>
      <text:p text:style-name="P21"><text:tab/><text:tab/><text:tab/>&lt;stmt&gt; -&gt; if condition &lt;stmt&gt; . else &lt;stmt&gt;</text:p>
      <text:p text:style-name="P21"/>
      <text:p text:style-name="P21">S4 -&gt; (other) S2</text:p>
      <text:p text:style-name="P21"/>
      <text:p text:style-name="P21">S4 -&gt; (if) S3</text:p>
      <text:p text:style-name="P21"/>
      <text:p text:style-name="P21">S5 -&gt; (else) S6:<text:tab/>&lt;stmt&gt; -&gt; if condition &lt;stmt&gt; else . &lt;stmt&gt;</text:p>
      <text:p text:style-name="P21"><text:tab/><text:tab/><text:tab/>&lt;stmt&gt; -&gt; . if condition &lt;stmt&gt;</text:p>
      <text:p text:style-name="P21"><text:tab/><text:tab/><text:tab/>&lt;stmt&gt; -&gt; . if condition &lt;stmt&gt; else &lt;stmt&gt;</text:p>
      <text:p text:style-name="P21"><text:tab/><text:tab/><text:tab/>&lt;stmt&gt; -&gt; . other</text:p>
      <text:p text:style-name="P21"/>
      <text:p text:style-name="P21">S6 -&gt; (&lt;stmt&gt;) S7: <text:tab/>&lt;stmt&gt; -&gt; if condition &lt;stmt&gt; else &lt;stmt&gt; .</text:p>
      <text:p text:style-name="P21"/>
      <text:p text:style-name="P21">S6 -&gt; (if) S3</text:p>
      <text:p text:style-name="P21"/>
      <text:p text:style-name="P21">S6 -&gt; (other) S2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FOLLOW(&lt;stmt&gt;) = {$ else }</text:p>
      <text:p text:style-name="P21"/>
      <text:p text:style-name="P20">As else is a part of the FOLLOW set of &lt;stmt&gt;, there is a shift/reduce conflict at S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elvetica" style:font-family-asian="Helvetica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72a1e" officeooo:paragraph-rsid="00272a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hir Jham</text:p>
        <text:p text:style-name="MP1">CS352</text:p>
        <text:p text:style-name="MP1">Homework 2</text:p>
        <text:p text:style-name="MP1">02/13/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3:40:54.311457117</meta:creation-date>
    <dc:date>2015-02-13T11:37:16.450557992</dc:date>
    <meta:editing-duration>PT1H5M2S</meta:editing-duration>
    <meta:editing-cycles>7</meta:editing-cycles>
    <meta:generator>LibreOffice/4.2.6.3$Linux_X86_64 LibreOffice_project/420m0$Build-3</meta:generator>
    <meta:document-statistic meta:table-count="3" meta:image-count="0" meta:object-count="0" meta:page-count="7" meta:paragraph-count="121" meta:word-count="572" meta:character-count="3121" meta:non-whitespace-character-count="2498"/>
  </office:meta>
</office:document-meta>
</file>